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iandra GD" svg:font-family="'Maiandra G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9.013cm" fo:margin-left="-0.208cm" table:align="left" style:writing-mode="lr-tb"/>
    </style:style>
    <style:style style:name="Tabla1.A" style:family="table-column">
      <style:table-column-properties style:column-width="13.192cm"/>
    </style:style>
    <style:style style:name="Tabla1.B" style:family="table-column">
      <style:table-column-properties style:column-width="5.82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b92ef"/>
    </style:style>
    <style:style style:name="P2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Maiandra GD" fo:language="es" fo:country="ES" fo:font-weight="normal" style:font-name-asian="Times New Roman" style:language-asian="es" style:country-asian="ES" style:font-weight-asian="normal" style:font-name-complex="Maiandra GD" style:font-weight-complex="normal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 fo:keep-with-next="always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 fo:keep-with-next="always"/>
      <style:text-properties officeooo:paragraph-rsid="001b92ef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Maiandra GD" fo:language="es" fo:country="ES" fo:font-weight="bold" style:font-name-asian="Times New Roman" style:language-asian="es" style:country-asian="ES" style:font-weight-asian="bold" style:font-name-complex="Maiandra GD" style:font-size-complex="12pt" style:font-weight-complex="bold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keep-with-next="always" style:snap-to-layout-grid="false"/>
      <style:text-properties style:font-name="Maiandra GD" fo:language="es" fo:country="ES" fo:font-weight="bold" style:font-name-asian="Times New Roman" style:language-asian="es" style:country-asian="ES" style:font-weight-asian="bold" style:font-name-complex="Maiandra GD" style:font-size-complex="12pt" style:font-weight-complex="bold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 fo:keep-with-next="always"/>
      <style:text-properties style:font-name="Maiandra GD" fo:language="es" fo:country="ES" fo:font-weight="bold" style:font-name-asian="Times New Roman" style:language-asian="es" style:country-asian="ES" style:font-weight-asian="bold" style:font-name-complex="Maiandra GD" style:font-weight-complex="bold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 fo:keep-with-next="always"/>
      <style:text-properties style:font-name="Maiandra GD" fo:language="es" fo:country="ES" style:font-name-asian="Times New Roman" style:language-asian="es" style:country-asian="ES" style:font-name-complex="Maiandra GD" style:font-size-complex="12pt" style:font-weight-complex="bold"/>
    </style:style>
    <style:style style:name="P9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 fo:keep-with-next="always"/>
      <style:text-properties style:font-name="Maiandra GD" fo:language="es" fo:country="ES" fo:font-weight="normal" style:font-name-asian="Times New Roman" style:language-asian="es" style:country-asian="ES" style:font-weight-asian="normal" style:font-name-complex="Maiandra GD" style:font-weight-complex="normal"/>
    </style:style>
    <style:style style:name="P10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keep-with-next="always"/>
      <style:text-properties fo:color="#1f497d" style:font-name="Cambria" fo:font-size="15pt" fo:language="es" fo:country="ES" fo:font-weight="bold" style:letter-kerning="true" style:font-size-asian="15pt" style:font-weight-asian="bold" style:font-name-complex="Cambria" style:font-size-complex="15pt" style:font-weight-complex="bold"/>
    </style:style>
    <style:style style:name="P11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 fo:keep-with-next="always"/>
      <style:text-properties fo:color="#1f497d" style:font-name="Cambria" fo:font-size="15pt" fo:language="es" fo:country="ES" fo:font-weight="bold" style:letter-kerning="true" style:font-size-asian="15pt" style:font-weight-asian="bold" style:font-name-complex="Cambria" style:font-size-complex="15pt" style:font-weight-complex="bold"/>
    </style:style>
    <style:style style:name="P12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 fo:keep-with-next="always"/>
      <style:text-properties fo:color="#1f497d" style:font-name="Maiandra GD" fo:font-size="15pt" fo:language="es" fo:country="ES" fo:font-weight="bold" style:letter-kerning="true" style:font-name-asian="Times New Roman" style:font-size-asian="15pt" style:language-asian="es" style:country-asian="ES" style:font-weight-asian="bold" style:font-name-complex="Maiandra GD" style:font-size-complex="15pt" style:font-weight-complex="bold"/>
    </style:style>
    <style:style style:name="P13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keep-with-next="always"/>
      <style:text-properties style:font-name="Maiandra GD" fo:language="es" fo:country="ES" fo:font-weight="bold" style:font-name-asian="Times New Roman" style:language-asian="es" style:country-asian="ES" style:font-weight-asian="bold" style:font-name-complex="Maiandra GD" style:font-size-complex="12pt" style:font-weight-complex="bold"/>
    </style:style>
    <style:style style:name="P14" style:family="paragraph" style:parent-style-name="Standard" style:list-style-name="WW8Num1">
      <style:paragraph-properties fo:margin-top="0cm" fo:margin-bottom="0cm" loext:contextual-spacing="false" fo:line-height="100%" fo:keep-with-next="always"/>
    </style:style>
    <style:style style:name="P15" style:family="paragraph" style:parent-style-name="Standard" style:list-style-name="WW8Num1">
      <style:paragraph-properties fo:margin-top="0cm" fo:margin-bottom="0cm" loext:contextual-spacing="false" fo:line-height="100%" fo:keep-with-next="always"/>
      <style:text-properties style:font-name="Maiandra GD" fo:language="es" fo:country="ES" fo:font-weight="bold" style:font-name-asian="Times New Roman" style:language-asian="es" style:country-asian="ES" style:font-weight-asian="bold" style:font-name-complex="Maiandra GD" style:font-weight-complex="bold"/>
    </style:style>
    <style:style style:name="P16" style:family="paragraph" style:parent-style-name="Standard" style:list-style-name="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Maiandra GD" fo:language="es" fo:country="ES" fo:font-weight="normal" style:font-name-asian="Times New Roman" style:language-asian="es" style:country-asian="ES" style:font-weight-asian="normal" style:font-name-complex="Maiandra GD" style:font-weight-complex="normal"/>
    </style:style>
    <style:style style:name="P17" style:family="paragraph" style:parent-style-name="Standard" style:list-style-name="">
      <style:paragraph-properties fo:margin-left="1.27cm" fo:margin-right="0cm" fo:margin-top="0cm" fo:margin-bottom="0cm" loext:contextual-spacing="false" fo:line-height="100%" fo:text-indent="0cm" style:auto-text-indent="false" fo:keep-with-next="always"/>
      <style:text-properties style:font-name="Maiandra GD" fo:language="es" fo:country="ES" fo:font-weight="normal" style:font-name-asian="Times New Roman" style:language-asian="es" style:country-asian="ES" style:font-weight-asian="normal" style:font-name-complex="Maiandra GD" style:font-weight-complex="normal"/>
    </style:style>
    <style:style style:name="P18" style:family="paragraph" style:parent-style-name="Standard" style:list-style-name="">
      <style:paragraph-properties fo:margin-left="1.27cm" fo:margin-right="0cm" fo:margin-top="0cm" fo:margin-bottom="0cm" loext:contextual-spacing="false" fo:line-height="100%" fo:text-indent="0cm" style:auto-text-indent="false" fo:keep-with-next="always"/>
      <style:text-properties style:font-name="Maiandra GD" fo:language="es" fo:country="ES" fo:font-weight="bold" style:font-name-asian="Times New Roman" style:language-asian="es" style:country-asian="ES" style:font-weight-asian="bold" style:font-name-complex="Maiandra G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aiandra GD" fo:language="es" fo:country="ES" fo:font-weight="bold" style:font-name-asian="Times New Roman" style:language-asian="es" style:country-asian="ES" style:font-weight-asian="bold" style:font-name-complex="Maiandra GD" style:font-weight-complex="bold"/>
    </style:style>
    <style:style style:name="T4" style:family="text">
      <style:text-properties style:font-name="Maiandra GD" fo:language="es" fo:country="ES" fo:font-weight="normal" style:font-name-asian="Times New Roman" style:language-asian="es" style:country-asian="ES" style:font-weight-asian="normal" style:font-name-complex="Maiandra GD" style:font-weight-complex="normal"/>
    </style:style>
    <style:style style:name="T5" style:family="text">
      <style:text-properties style:font-name="Maiandra GD" fo:language="es" fo:country="ES" fo:font-weight="normal" officeooo:rsid="001b92ef" style:font-name-asian="Times New Roman" style:language-asian="es" style:country-asian="ES" style:font-weight-asian="normal" style:font-name-complex="Maiandra GD" style:font-weight-complex="normal"/>
    </style:style>
    <style:style style:name="T6" style:family="text">
      <style:text-properties style:font-name="Maiandra GD" fo:language="es" fo:country="ES" fo:font-weight="normal" style:font-name-asian="Maiandra GD" style:language-asian="es" style:country-asian="ES" style:font-weight-asian="normal" style:font-name-complex="Maiandra GD" style:font-weight-complex="normal"/>
    </style:style>
    <style:style style:name="T7" style:family="text">
      <style:text-properties style:font-name="Maiandra GD" fo:language="es" fo:country="ES" fo:font-weight="normal" fo:background-color="#fff200" loext:char-shading-value="0" style:font-name-asian="Times New Roman" style:language-asian="es" style:country-asian="ES" style:font-weight-asian="normal" style:font-name-complex="Maiandra GD" style:font-weight-complex="normal"/>
    </style:style>
    <style:style style:name="T8" style:family="text">
      <style:text-properties style:font-name="Maiandra GD" fo:language="es" fo:country="ES" fo:font-weight="normal" fo:background-color="#fff200" loext:char-shading-value="0" style:font-name-asian="Times New Roman" style:language-asian="es" style:country-asian="ES" style:font-weight-asian="normal" style:font-name-complex="Maiandra GD" style:font-weight-complex="normal"/>
    </style:style>
    <style:style style:name="T9" style:family="text">
      <style:text-properties fo:color="#1f497d" fo:font-size="15pt" style:letter-kerning="true" style:font-size-asian="15pt" style:font-size-complex="15pt"/>
    </style:style>
    <style:style style:name="T10" style:family="text">
      <style:text-properties fo:background-color="#fff200" loext:char-shading-value="0"/>
    </style:style>
    <style:style style:name="T11" style:family="text">
      <style:text-properties fo:background-color="#fff200" loext:char-shading-value="0"/>
    </style:style>
    <style:style style:name="T12" style:family="text">
      <style:text-properties officeooo:rsid="001b92ef" fo:background-color="#fff200" loext:char-shading-value="0"/>
    </style:style>
    <style:style style:name="T13" style:family="text">
      <style:text-properties officeooo:rsid="001b92ef" fo:background-color="#fff200" loext:char-shading-value="0"/>
    </style:style>
    <style:style style:name="T14" style:family="text">
      <style:text-properties officeooo:rsid="001b92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UESTIONARIO # 5 DE INTRODUCCIÓN AL ANÁLISIS ECONÓMICO EMPRESARIAL</text:p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8">Nombre del Alumno:</text:p>
          </table:table-cell>
          <table:table-cell table:style-name="Tabla1.B1" office:value-type="string">
            <text:p text:style-name="P8">Grupo: 6 <text:s text:c="2"/>Salón A202</text:p>
          </table:table-cell>
        </table:table-row>
        <table:table-row table:style-name="Tabla1.1">
          <table:covered-table-cell/>
          <table:table-cell table:style-name="Tabla1.B1" office:value-type="string">
            <text:p text:style-name="P8">FECHA:</text:p>
          </table:table-cell>
        </table:table-row>
      </table:table>
      <text:p text:style-name="P10"/>
      <text:p text:style-name="P10">COMPORTAMIENTO DEL CONSUMIDOR: DEMANDA</text:p>
      <text:p text:style-name="P11"/>
      <text:p text:style-name="P12"/>
      <text:list xml:id="list2135378766" text:style-name="WW8Num1">
        <text:list-item>
          <text:p text:style-name="P15">Define demanda</text:p>
        </text:list-item>
      </text:list>
      <text:p text:style-name="P7"><text:s/></text:p>
      <text:p text:style-name="P9"><text:span text:style-name="T11">Cantidad de mercancia que pueden ser compradas a los diferentes precios por un individuo o por el conjunto de individuos de una sociedad</text:span> (demanda individual <text:s/>y demanda total)</text:p>
      <text:p text:style-name="P2"/>
      <text:p text:style-name="P2"><text:span text:style-name="T2">Tabla de demanda:</text:span> <text:span text:style-name="T13">E</text:span><text:span text:style-name="T11">s la expresion matematica del comportamiento de la demanda</text:span>, esta compuesta por el precio de la mercancia, diferentes cantidades que e<text:span text:style-name="T14">s</text:span>tamos dispuestos a adquirir. </text:p>
      <text:p text:style-name="P2"/>
      <text:p text:style-name="P2">La curva de demanda : en eje ‘x’ van la diferentes cantidades que estamos dispuestos a adquirir y en eje ‘y’ esta el precio.</text:p>
      <text:p text:style-name="P2"/>
      <text:p text:style-name="P2">¿De que depende el consumo? <text:s/>D = f(precio, ingreso, nivel de gastos, precio del bien sustituido, precio del bien complementario)</text:p>
      <text:p text:style-name="P2">La pendiente de la demanda siempre será negativa.</text:p>
      <text:p text:style-name="P2"/>
      <text:list xml:id="list193135084507671" text:continue-numbering="true" text:style-name="WW8Num1">
        <text:list-item>
          <text:p text:style-name="P14"><text:span text:style-name="T3">Menciona la ley de la demanda</text:span></text:p>
        </text:list-item>
      </text:list>
      <text:p text:style-name="P9"/>
      <text:p text:style-name="P4"><text:span text:style-name="T4">Siempre y cuando las condiciones no varien, la cantidad que <text:s/>se demande de un bien en el mercado, varia en razón inversa de su precio, </text:span><text:span text:style-name="T8">a mayor precio menor cantidad de demanada o a menor precio mayor cantidad demanda</text:span><text:span text:style-name="T4">.</text:span></text:p>
      <text:p text:style-name="P1"><text:span text:style-name="T3">NOTA:</text:span><text:span text:style-name="T4"> para que se cumpla la ley, </text:span><text:span text:style-name="T8">el precio será la única variable que determine el consumo</text:span><text:span text:style-name="T4">, en caso de que variables diferentes como el ingreso, el nivel de gastos, etc. determinen la compra del bien o servicio entonces la ley no se cumple.</text:span></text:p>
      <text:p text:style-name="P7"/>
      <text:list xml:id="list193134985628077" text:continue-numbering="true" text:style-name="WW8Num1">
        <text:list-item>
          <text:p text:style-name="P15">Menciona las características de la curva “aumento de la cantidad demandada”</text:p>
        </text:list-item>
      </text:list>
      <text:p text:style-name="P9">Cuando el precio disminuye y en consecuencia aumenta la cantidad consumida</text:p>
      <text:p text:style-name="P7"/>
      <text:p text:style-name="P7"/>
      <text:p text:style-name="P7"/>
      <text:p text:style-name="P7"/>
      <text:list xml:id="list193135614280707" text:continue-numbering="true" text:style-name="WW8Num1">
        <text:list-item>
          <text:p text:style-name="P15">Menciona las características de la curva “disminución de la cantidad demandada”</text:p>
        </text:list-item>
      </text:list>
      <text:p text:style-name="P7"/>
      <text:p text:style-name="P9">Cuando el precio aumenta y en consecuencia disminuye la cantidad consumida </text:p>
      <text:p text:style-name="P9"/>
      <text:p text:style-name="P7"/>
      <text:p text:style-name="P7"/>
      <text:list xml:id="list193134450168093" text:continue-numbering="true" text:style-name="WW8Num1">
        <text:list-item>
          <text:p text:style-name="P15">Menciona las características de la curva “aumento de la demanda”</text:p>
        </text:list-item>
      </text:list>
      <text:p text:style-name="P9"/>
      <text:p text:style-name="P9">Es una curva que se caracteriza por un desplaamiento hacia la derecha y hacia arriba, la cual nos indica que aún cuando <text:s/>el precio no cambia, se demanda mayor cantidad del bein o que cuando el precio aumenta se sigue comprando la misma cantidad del bien.</text:p>
      <text:p text:style-name="P7"/>
      <text:p text:style-name="P7"/>
      <text:p text:style-name="P7"/>
      <text:p text:style-name="P7"/>
      <text:list xml:id="list193135205768503" text:continue-numbering="true" text:style-name="WW8Num1">
        <text:list-item>
          <text:p text:style-name="P15">Menciona los elementos que provocan un aumento de la demanda”</text:p>
        </text:list-item>
      </text:list>
      <text:p text:style-name="P17">Aumento en el ingreso del consumidor</text:p>
      <text:p text:style-name="P16">Diminución en el nivel de gastos del consumidor</text:p>
      <text:p text:style-name="P16">Aumento en el precio del bien sustituto </text:p>
      <text:p text:style-name="P16">Disminucion en el precio del bien complementario.</text:p>
      <text:p text:style-name="P7"><text:soft-page-break/></text:p>
      <text:p text:style-name="P7"/>
      <text:p text:style-name="P7"/>
      <text:p text:style-name="P7"/>
      <text:p text:style-name="P7"/>
      <text:p text:style-name="P7"/>
      <text:list xml:id="list193134930341645" text:continue-numbering="true" text:style-name="WW8Num1">
        <text:list-item>
          <text:p text:style-name="P15">Menciona las características de la curva disminución de la demanda”</text:p>
        </text:list-item>
      </text:list>
      <text:p text:style-name="P18"/>
      <text:p text:style-name="P7"/>
      <text:p text:style-name="P3"><text:span text:style-name="T6"><text:s/></text:span><text:span text:style-name="T4">Es una curva que se caracteriza </text:span><text:span text:style-name="T5">p</text:span><text:span text:style-name="T4">or un desplazamiento hacia la izquierda y hacia abajo, la cual nos indica que aún cuando el precio no cambia, se demanda menor cantidad del ien o que cuando el precio disminuye se sigue comprando la misma cantidad del bien.</text:span></text:p>
      <text:p text:style-name="P7"/>
      <text:p text:style-name="P7"/>
      <text:p text:style-name="P7"/>
      <text:p text:style-name="P7"/>
      <text:list xml:id="list193134920323175" text:continue-numbering="true" text:style-name="WW8Num1">
        <text:list-item>
          <text:p text:style-name="P15">Menciona los elementos que provocan una disminución de la demanda</text:p>
        </text:list-item>
      </text:list>
      <text:p text:style-name="P7"/>
      <text:p text:style-name="P9">Disminucion en el ingreso del consumidor</text:p>
      <text:p text:style-name="P2">Aumento en el nivel de gastos del consumidor</text:p>
      <text:p text:style-name="P2">Disminucion en el precio del bien sustituto.</text:p>
      <text:p text:style-name="P2">Aumento en el precio del bien complement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iandra GD" svg:font-family="'Maiandra G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MX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Maiandra GD" fo:font-family="'Maiandra GD'" style:font-family-generic="swiss" style:font-pitch="variable" fo:language="es" fo:country="ES" fo:font-weight="bold" style:font-name-asian="Times New Roman" style:font-family-asian="'Times New Roman'" style:font-family-generic-asian="roman" style:font-pitch-asian="variable" style:language-asian="es" style:country-asian="ES" style:font-weight-asian="bold" style:font-name-complex="Maiandra GD" style:font-family-complex="'Maiandra GD'" style:font-family-generic-complex="swiss" style:font-pitch-complex="variable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1.27cm" fo:margin-left="1cm" fo:margin-right="1.2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y</meta:initial-creator>
    <meta:creation-date>2020-11-02T16:57:00</meta:creation-date>
    <dc:date>2021-01-17T19:31:34.057697556</dc:date>
    <meta:editing-cycles>4</meta:editing-cycles>
    <meta:editing-duration>PT1H46M43S</meta:editing-duration>
    <meta:document-statistic meta:table-count="1" meta:image-count="0" meta:object-count="0" meta:page-count="2" meta:paragraph-count="33" meta:word-count="459" meta:character-count="2738" meta:non-whitespace-character-count="2308"/>
    <meta:generator>LibreOffice/6.0.7.3$Linux_X86_64 LibreOffice_project/00m0$Build-3</meta:generator>
  </office:meta>
</office:document-meta>
</file>